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30C77C0EE3EA100103.jpg" manifest:media-type="image/jpeg"/>
  <manifest:file-entry manifest:full-path="Pictures/10000000000003FE00000267DDE2261FBFD93465.jpg" manifest:media-type="image/jpeg"/>
  <manifest:file-entry manifest:full-path="Pictures/100002010000047000000354886AA24191F47282.png" manifest:media-type="image/png"/>
  <manifest:file-entry manifest:full-path="Pictures/1000000000000898000004389E8D3D7AFC218165.jpg" manifest:media-type="image/jpeg"/>
  <manifest:file-entry manifest:full-path="Pictures/100000000000002000000020B2FF2A327EABC87D.png" manifest:media-type="image/png"/>
  <manifest:file-entry manifest:full-path="Pictures/10000000000001410000009D753DDA743CEBC5CE.jpg" manifest:media-type="image/jpeg"/>
  <manifest:file-entry manifest:full-path="Pictures/10000000000004B00000031FE606669F593910FE.jpg" manifest:media-type="image/jpeg"/>
  <manifest:file-entry manifest:full-path="Pictures/10000000000004B0000003209C91ADA23A998D87.jpg" manifest:media-type="image/jpeg"/>
  <manifest:file-entry manifest:full-path="Pictures/10000000000003FE0000026770ECFEEED43C12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2.25cm" fo:min-width="29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01cm, 0cm, 2.2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79cm, 5.461cm, 5.94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8cm, 0cm, 2.27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61cm, 2.787cm, 3.459cm, 3.88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48cm, 7.944cm, 1.44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13cm, 0cm, 0cm, 1.302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cm" svg:height="22.5cm" svg:x="-3.1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4.735cm" svg:height="7.205cm" svg:x="-2.9cm" svg:y="-2.6cm">
          <draw:image xlink:href="Pictures/10000000000001410000009D753DDA743CEBC5CE.jpg" xlink:type="simple" xlink:show="embed" xlink:actuate="onLoad">
            <text:p/>
          </draw:image>
        </draw:frame>
        <draw:frame draw:style-name="gr2" draw:text-style-name="P2" draw:layer="layout" svg:width="14.989cm" svg:height="9.992cm" svg:x="11.8cm" svg:y="-2.6cm">
          <draw:image xlink:href="Pictures/10000000000004B0000003209C91ADA23A998D87.jpg" xlink:type="simple" xlink:show="embed" xlink:actuate="onLoad">
            <text:p/>
          </draw:image>
        </draw:frame>
        <draw:frame draw:style-name="gr3" draw:text-style-name="P2" draw:layer="layout" svg:width="15cm" svg:height="6.099cm" svg:x="11.8cm" svg:y="5.8cm">
          <draw:image xlink:href="Pictures/10000000000003FE0000026770ECFEEED43C12FC.jpg" xlink:type="simple" xlink:show="embed" xlink:actuate="onLoad">
            <text:p/>
          </draw:image>
        </draw:frame>
        <draw:frame draw:style-name="gr4" draw:text-style-name="P2" draw:layer="layout" svg:width="14.71cm" svg:height="7.314cm" svg:x="-2.9cm" svg:y="4.585cm">
          <draw:image xlink:href="Pictures/1000000000000898000004389E8D3D7AFC218165.jpg" xlink:type="simple" xlink:show="embed" xlink:actuate="onLoad">
            <text:p/>
          </draw:image>
        </draw:frame>
        <draw:frame draw:style-name="gr5" draw:text-style-name="P3" draw:layer="layout" svg:width="1.2cm" svg:height="0.962cm" svg:x="-2.7cm" svg:y="3.4cm">
          <draw:text-box>
            <text:p>a)</text:p>
          </draw:text-box>
        </draw:frame>
        <draw:frame draw:style-name="gr5" draw:text-style-name="P3" draw:layer="layout" svg:width="1.2cm" svg:height="0.962cm" svg:x="12cm" svg:y="3.4cm">
          <draw:text-box>
            <text:p>b)</text:p>
          </draw:text-box>
        </draw:frame>
        <draw:frame draw:style-name="gr5" draw:text-style-name="P3" draw:layer="layout" svg:width="1.2cm" svg:height="0.962cm" svg:x="-2.7cm" svg:y="10.7cm">
          <draw:text-box>
            <text:p>c)</text:p>
          </draw:text-box>
        </draw:frame>
        <draw:frame draw:style-name="gr5" draw:text-style-name="P3" draw:layer="layout" svg:width="1.2cm" svg:height="0.962cm" svg:x="12cm" svg:y="10.7cm">
          <draw:text-box>
            <text:p>d)</text:p>
          </draw:text-box>
        </draw:frame>
        <draw:frame draw:style-name="gr5" draw:text-style-name="P3" draw:layer="layout" svg:width="1.2cm" svg:height="0.962cm" svg:x="-2.9cm" svg:y="21.801cm">
          <draw:text-box>
            <text:p>a)</text:p>
          </draw:text-box>
        </draw:frame>
        <draw:frame draw:style-name="gr5" draw:text-style-name="P3" draw:layer="layout" svg:width="1.2cm" svg:height="0.962cm" svg:x="-2.9cm" svg:y="29.101cm">
          <draw:text-box>
            <text:p>c)</text:p>
          </draw:text-box>
        </draw:frame>
        <draw:frame draw:style-name="gr5" draw:text-style-name="P3" draw:layer="layout" svg:width="1.2cm" svg:height="0.962cm" svg:x="11.8cm" svg:y="29.101cm">
          <draw:text-box>
            <text:p>d)</text:p>
          </draw:text-box>
        </draw:frame>
        <draw:frame draw:style-name="gr5" draw:text-style-name="P3" draw:layer="layout" svg:width="1.2cm" svg:height="0.962cm" svg:x="11.8cm" svg:y="21.801cm">
          <draw:text-box>
            <text:p>b)</text:p>
          </draw:text-box>
        </draw:frame>
        <draw:frame draw:style-name="gr6" draw:text-style-name="P2" draw:layer="layout" svg:width="21.329cm" svg:height="9.1cm" svg:x="5.671cm" svg:y="12.8cm">
          <draw:image xlink:href="Pictures/10000000000003FE00000267DDE2261FBFD93465.jpg" xlink:type="simple" xlink:show="embed" xlink:actuate="onLoad">
            <text:p/>
          </draw:image>
        </draw:frame>
        <draw:frame draw:style-name="gr7" draw:text-style-name="P1" draw:layer="layout" svg:width="21.873cm" svg:height="11.4cm" svg:x="-3.099cm" svg:y="12.8cm">
          <draw:image xlink:href="Pictures/10000000000007D000000530C77C0EE3EA100103.jpg" xlink:type="simple" xlink:show="embed" xlink:actuate="onLoad">
            <text:p/>
          </draw:image>
        </draw:frame>
        <draw:frame draw:style-name="gr8" draw:text-style-name="P1" draw:layer="layout" svg:width="22.092cm" svg:height="10.2cm" svg:x="4.808cm" svg:y="25.1cm">
          <draw:image xlink:href="Pictures/100002010000047000000354886AA24191F47282.png" xlink:type="simple" xlink:show="embed" xlink:actuate="onLoad">
            <text:p/>
          </draw:image>
        </draw:frame>
        <draw:frame draw:style-name="gr9" draw:text-style-name="P1" draw:layer="layout" svg:width="18.389cm" svg:height="10.3cm" svg:x="-3.089cm" svg:y="25cm">
          <draw:image xlink:href="Pictures/10000000000004B00000031FE606669F593910F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fill-image-width="0cm" draw:fill-image-height="0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7T14:52:44.770472458</meta:creation-date>
    <dc:date>2021-06-05T19:39:51.616045193</dc:date>
    <meta:editing-duration>PT12H38M33S</meta:editing-duration>
    <meta:editing-cycles>9</meta:editing-cycles>
    <meta:generator>LibreOffice/5.1.6.2$Linux_X86_64 LibreOffice_project/10m0$Build-2</meta:generator>
    <meta:document-statistic meta:object-count="17"/>
  </office:meta>
</office:document-meta>
</file>